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office:value-type="string">
            <text:p>UC.code2</text:p>
          </table:table-cell>
          <table:table-cell office:value-type="string">
            <text:p>coding login screen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office:value-type="string">
            <text:p>UC.code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office:value-type="string">
            <text:p>COD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office:value-type="string">
            <text:p>Cod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office:value-type="string">
            <text:p>Cod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3T23:08:30</dc:date>
    <dc:creator>Sridhar J</dc:creator>
    <meta:editing-duration>PT3S</meta:editing-duration>
    <meta:editing-cycles>18</meta:editing-cycles>
    <meta:generator>LibreOffice/3.5$Linux_x86 LibreOffice_project/350m1$Build-2</meta:generator>
    <meta:document-statistic meta:table-count="3" meta:cell-count="248" meta:object-count="0"/>
  </office:meta>
</office:document-meta>
</file>